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77a" officeooo:paragraph-rsid="0005a77a"/>
    </style:style>
    <style:style style:name="P2" style:family="paragraph" style:parent-style-name="Standard">
      <style:paragraph-properties fo:text-align="start" style:justify-single-word="false"/>
      <style:text-properties officeooo:rsid="0005a77a" officeooo:paragraph-rsid="0005a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ẬP THÊM:</text:p>
      <text:p text:style-name="P1">MÔ TẢ THUẬT TOÁN CÓ CẤU TRÚC ĐIỀU KIỆN</text:p>
      <text:p text:style-name="P2">-Mô tả bằng Mã giả (Pseudo-code)</text:p>
      <text:p text:style-name="P2">Begin</text:p>
      <text:p text:style-name="P2"><text:tab/>Input A</text:p>
      <text:p text:style-name="P2"><text:tab/>If A &gt;= 75 Then</text:p>
      <text:p text:style-name="P2"><text:tab/><text:tab/>Display “ Loại A”</text:p>
      <text:p text:style-name="P2"><text:tab/>Else</text:p>
      <text:p text:style-name="P2"><text:tab/><text:tab/>If 60=&lt; A &lt; 75 Then</text:p>
      <text:p text:style-name="P2"><text:tab/><text:tab/><text:tab/>Display “ Loại B”</text:p>
      <text:p text:style-name="P2"><text:tab/><text:tab/>Else</text:p>
      <text:p text:style-name="P2"><text:tab/><text:tab/><text:tab/>If 45 =&lt; A &lt; 60 Then</text:p>
      <text:p text:style-name="P2"><text:tab/><text:tab/><text:tab/><text:tab/>Display “Loại C”</text:p>
      <text:p text:style-name="P2"><text:tab/><text:tab/><text:tab/>Else</text:p>
      <text:p text:style-name="P2"><text:tab/><text:tab/><text:tab/><text:tab/>If 35 =&lt; A &lt; 45 Then</text:p>
      <text:p text:style-name="P2"><text:tab/><text:tab/><text:tab/><text:tab/><text:tab/>Display “Loại D”</text:p>
      <text:p text:style-name="P2"><text:tab/><text:tab/><text:tab/><text:tab/>Else</text:p>
      <text:p text:style-name="P2"><text:tab/><text:tab/><text:tab/><text:tab/><text:tab/>Display “Loại E”</text:p>
      <text:p text:style-name="P2"><text:tab/>End if</text:p>
      <text:p text:style-name="P2">End</text:p>
      <text:p text:style-name="P2">-Mô tả bằng Lưu đồ (Flowchart)</text:p>
      <text:p text:style-name="P2"/>
      <text:p text:style-name="P2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7:25:55.918647630</meta:creation-date>
    <dc:date>2020-03-30T17:47:30.745695320</dc:date>
    <meta:editing-duration>PT11M24S</meta:editing-duration>
    <meta:editing-cycles>1</meta:editing-cycles>
    <meta:document-statistic meta:table-count="0" meta:image-count="0" meta:object-count="0" meta:page-count="1" meta:paragraph-count="22" meta:word-count="76" meta:character-count="351" meta:non-whitespace-character-count="251"/>
    <meta:generator>LibreOffice/6.0.7.3$Linux_X86_64 LibreOffice_project/00m0$Build-3</meta:generator>
  </office:meta>
</office:document-meta>
</file>